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7D0000005DC2794D75926BFEBA4.jpg" manifest:media-type="image/jpeg"/>
  <manifest:file-entry manifest:full-path="Pictures/10000000000007D3000005DC4FFD2C2704D9634E.jpg" manifest:media-type="image/jpe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roman" style:font-pitch="variable"/>
    <style:font-face style:name="Arial2" svg:font-family="Arial" style:font-family-generic="system" style:font-pitch="variable"/>
    <style:font-face style:name="Century Gothic" svg:font-family="'Century Gothic'" style:font-adornments="Italic" style:font-family-generic="swiss" style:font-pitch="variable"/>
    <style:font-face style:name="Century Gothic1" svg:font-family="'Century Gothic'" style:font-family-generic="swiss" style:font-pitch="variable"/>
    <style:font-face style:name="Corbel" svg:font-family="Corbel" style:font-adornments="Italic" style:font-family-generic="swiss" style:font-pitch="variable"/>
    <style:font-face style:name="Corbel1" svg:font-family="Corbel" style:font-family-generic="swiss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ource Sans Pro" svg:font-family="'Source Sans Pro'" style:font-adornments="Regular" style:font-family-generic="swiss" style:font-pitch="variable"/>
    <style:font-face style:name="Source Sans Pro1" svg:font-family="'Source Sans Pro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lue-squares-title">
      <style:graphic-properties draw:auto-grow-height="true" fo:min-height="3.037cm" fo:wrap-option="wrap"/>
      <style:paragraph-properties style:writing-mode="lr-tb"/>
    </style:style>
    <style:style style:name="pr2" style:family="presentation" style:parent-style-name="blue-squares-subtitle">
      <style:graphic-properties draw:fill-color="#ffffff" draw:auto-grow-height="true" fo:min-height="1.905cm" fo:wrap-option="wrap"/>
      <style:paragraph-properties style:writing-mode="lr-tb"/>
    </style:style>
    <style:style style:name="pr3" style:family="presentation" style:parent-style-name="blue-squares-notes">
      <style:graphic-properties draw:fill-color="#ffffff" draw:auto-grow-height="true" fo:min-height="12.573cm" fo:wrap-option="wrap"/>
      <style:paragraph-properties style:writing-mode="lr-tb"/>
    </style:style>
    <style:style style:name="pr4" style:family="presentation" style:parent-style-name="blue-squares1-title">
      <style:graphic-properties fo:min-height="3.256cm" fo:wrap-option="wrap"/>
      <style:paragraph-properties style:writing-mode="lr-tb"/>
    </style:style>
    <style:style style:name="pr5" style:family="presentation" style:parent-style-name="blue-squares1-outline1">
      <style:graphic-properties fo:min-height="10.076cm" fo:wrap-option="wrap"/>
      <style:paragraph-properties style:writing-mode="lr-tb"/>
    </style:style>
    <style:style style:name="pr6" style:family="presentation" style:parent-style-name="blue-squares1-notes">
      <style:graphic-properties draw:fill-color="#ffffff" fo:min-height="12.322cm" fo:wrap-option="wrap"/>
      <style:paragraph-properties style:writing-mode="lr-tb"/>
    </style:style>
    <style:style style:name="pr7" style:family="presentation" style:parent-style-name="blue-squares1-title">
      <style:graphic-properties fo:min-height="3.506cm"/>
      <style:paragraph-properties style:writing-mode="lr-tb"/>
    </style:style>
    <style:style style:name="pr8" style:family="presentation" style:parent-style-name="blue-squares1-outline1">
      <style:graphic-properties fo:min-height="12.18cm"/>
      <style:paragraph-properties style:writing-mode="lr-tb"/>
    </style:style>
    <style:style style:name="pr9" style:family="presentation" style:parent-style-name="blue-squares1-notes">
      <style:graphic-properties draw:fill-color="#ffffff" fo:min-height="12.572cm"/>
      <style:paragraph-properties style:writing-mode="lr-tb"/>
    </style:style>
    <style:style style:name="P1" style:family="paragraph">
      <style:text-properties fo:language="fr" fo:country="FR"/>
    </style:style>
    <style:style style:name="P2" style:family="paragraph">
      <style:paragraph-properties style:punctuation-wrap="simple" style:line-break="strict" style:writing-mode="lr-tb"/>
      <style:text-properties fo:font-size="36pt" fo:language="fr" fo:country="FR" style:font-size-asian="36pt" style:font-size-complex="36pt"/>
    </style:style>
    <style:style style:name="P3" style:family="paragraph">
      <loext:graphic-properties draw:fill-color="#ffffff"/>
      <style:paragraph-properties style:punctuation-wrap="simple" style:line-break="strict" style:writing-mode="lr-tb"/>
      <style:text-properties fo:font-size="22pt" fo:language="fr" fo:country="FR" style:font-size-asian="22pt" style:font-size-complex="22pt"/>
    </style:style>
    <style:style style:name="P4" style:family="paragraph">
      <loext:graphic-properties draw:fill-color="#ffffff"/>
      <style:paragraph-properties style:punctuation-wrap="simple" style:line-break="strict" style:writing-mode="lr-tb"/>
      <style:text-properties fo:language="fr" fo:country="FR"/>
    </style:style>
    <style:style style:name="P5" style:family="paragraph">
      <style:paragraph-properties style:punctuation-wrap="simple" style:line-break="strict" style:writing-mode="lr-tb"/>
      <style:text-properties fo:language="fr" fo:country="FR"/>
    </style:style>
    <style:style style:name="P6" style:family="paragraph">
      <loext:graphic-properties draw:fill-color="#ffffff"/>
    </style:style>
    <text:list-style style:name="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-squares" presentation:presentation-page-layout-name="AL1T0">
        <draw:frame presentation:style-name="pr1" draw:text-style-name="P2" draw:layer="layout" svg:width="15.675cm" svg:height="5.857cm" svg:x="10.625cm" svg:y="6.51cm" presentation:class="title" presentation:user-transformed="true">
          <draw:text-box>
            <text:p text:style-name="P1">Faites passer une librairie jQuery vers React</text:p>
          </draw:text-box>
        </draw:frame>
        <draw:frame presentation:style-name="pr2" draw:text-style-name="P3" draw:layer="layout" svg:width="11.695cm" svg:height="1.905cm" svg:x="14.605cm" svg:y="12.53cm" presentation:class="subtitle" presentation:user-transformed="true">
          <draw:text-box>
            <text:p text:style-name="P1">WealthHealth</text:p>
          </draw:text-box>
        </draw:frame>
        <presentation:notes draw:style-name="dp2">
          <draw:frame presentation:style-name="pr3" draw:text-style-name="P4" draw:layer="layout" svg:width="17.271cm" svg:height="12.573cm" svg:x="2.159cm" svg:y="13.271cm" presentation:class="notes" presentation:placeholder="true">
            <draw:text-box/>
          </draw:frame>
          <draw:page-thumbnail draw:style-name="gr1" draw:layer="layout" svg:width="13.968cm" svg:height="10.476cm" svg:x="3.81cm" svg:y="2.123cm" draw:page-number="1" presentation:class="page"/>
        </presentation:notes>
      </draw:page>
      <draw:page draw:name="page2" draw:style-name="dp1" draw:master-page-name="blue-squares1" presentation:presentation-page-layout-name="AL2T1">
        <draw:frame presentation:style-name="pr4" draw:text-style-name="P5" draw:layer="layout" svg:width="25.199cm" svg:height="3.256cm" svg:x="1.4cm" svg:y="2.362cm" presentation:class="title" presentation:user-transformed="true">
          <draw:text-box>
            <text:p text:style-name="P1">Récapitulatif des principales tâches</text:p>
          </draw:text-box>
        </draw:frame>
        <draw:frame presentation:style-name="pr5" draw:text-style-name="P5" draw:layer="layout" svg:width="25.199cm" svg:height="10.076cm" svg:x="1.4cm" svg:y="6.314cm" presentation:class="outline" presentation:user-transformed="true">
          <draw:text-box>
            <text:list text:style-name="L2">
              <text:list-item>
                <text:p text:style-name="P1">Convertir l'ensemble du projet HRNet en React. </text:p>
              </text:list-item>
              <text:list-item>
                <text:p text:style-name="P1">Convertir l'un des quatre plugins jQuery actuels en React. </text:p>
              </text:list-item>
              <text:list-item>
                <text:p text:style-name="P1">Remplacer les 3 plugins jQuery restants par des composants React. </text:p>
              </text:list-item>
              <text:list-item>
                <text:p text:style-name="P1">Effectuer des tests de performance Lighthouse en comparant l'ancienne et la nouvelle application.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lue-squares1" presentation:presentation-page-layout-name="AL2T1">
        <draw:frame presentation:style-name="pr7" draw:layer="layout" svg:width="25.199cm" svg:height="3.506cm" svg:x="1.4cm" svg:y="2.237cm" presentation:class="title">
          <draw:text-box>
            <text:p>Convertir l'ensemble du projet HRNet en React</text:p>
          </draw:text-box>
        </draw:frame>
        <draw:frame presentation:style-name="pr8" draw:layer="layout" svg:width="25.199cm" svg:height="12.18cm" svg:x="1.4cm" svg:y="6.314cm" presentation:class="outline" presentation:user-transformed="true">
          <draw:text-box>
            <text:list text:style-name="L2">
              <text:list-item>
                <text:p>Nouvelle version des pages "Create Employee" et "Employee List".</text:p>
              </text:list-item>
              <text:list-item>
                <text:p>Système de gestion d'état.</text:p>
              </text:list-item>
              <text:list-item>
                <text:p>Cohérence au niveau du styl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9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lue-squares1" presentation:presentation-page-layout-name="AL2T1">
        <draw:frame presentation:style-name="pr7" draw:layer="layout" svg:width="25.199cm" svg:height="3.506cm" svg:x="1.4cm" svg:y="2.237cm" presentation:class="title" presentation:user-transformed="true">
          <draw:text-box>
            <text:p>Pages "Create Employee" et "Employee List".</text:p>
          </draw:text-box>
        </draw:frame>
        <draw:frame presentation:style-name="pr8" draw:layer="layout" svg:width="25.199cm" svg:height="12.18cm" svg:x="1.4cm" svg:y="6.314cm" presentation:class="outline">
          <draw:text-box>
            <text:list text:style-name="L2">
              <text:list-item>
                <text:p>Utilisation de <text:a xlink:href="https://reactrouter.com/" xlink:type="simple">React Router</text:a><text:s/>pour gérer les routes de l’application.</text:p>
                <text:list>
                  <text:list-item>
                    <text:p>C’est le package recommandé par React pour cette tache.</text:p>
                  </text:list-item>
                </text:list>
              </text:list-item>
              <text:list-item>
                <text:p>Utilisation de <text:a xlink:href="https://react-hook-form.com/" xlink:type="simple">React Hook Form</text:a></text:p>
                <text:list>
                  <text:list-item>
                    <text:p>Package très utilisé et bien maintenu. Performant, flexible et extensibl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9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lue-squares1" presentation:presentation-page-layout-name="AL2T1">
        <draw:frame presentation:style-name="pr7" draw:layer="layout" svg:width="25.199cm" svg:height="3.506cm" svg:x="1.4cm" svg:y="2.237cm" presentation:class="title" presentation:user-transformed="true">
          <draw:text-box>
            <text:p>Système de gestion d'état. Plusieurs types d’état</text:p>
          </draw:text-box>
        </draw:frame>
        <draw:frame presentation:style-name="pr8" draw:layer="layout" svg:width="25.199cm" svg:height="12.18cm" svg:x="1.4cm" svg:y="6.314cm" presentation:class="outline" presentation:user-transformed="true">
          <draw:text-box>
            <text:list text:style-name="L2">
              <text:list-item>
                <text:p>Les états du formulaire sont gérés par le package React Hook Form.</text:p>
              </text:list-item>
              <text:list-item>
                <text:p>L’état de la fenêtre modale est géré par le hook useState.</text:p>
                <text:list>
                  <text:list-item>
                    <text:p>Il n’y pas de raison pour que cet état soit global.</text:p>
                  </text:list-item>
                </text:list>
              </text:list-item>
              <text:list-item>
                <text:p>L’état de la requête est géré par React Query.</text:p>
                <text:list>
                  <text:list-item>
                    <text:p>La meilleur façon, selon l’équipe react, de gérer l’état des requêtes <text:s/>asynchrones, est d’utiliser un framework tel que celui-ci.</text:p>
                  </text:list-item>
                  <text:list-item>
                    <text:p>Gestion du cache, <text:s/>mise à jour de la requête basé sur la réponse du serveur en cas de mutation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9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lue-squares1" presentation:presentation-page-layout-name="AL2T1">
        <draw:frame presentation:style-name="pr7" draw:layer="layout" svg:width="25.199cm" svg:height="3.506cm" svg:x="1.4cm" svg:y="2.237cm" presentation:class="title" presentation:user-transformed="true">
          <draw:text-box>
            <text:p>Cohérence au niveau du style</text:p>
          </draw:text-box>
        </draw:frame>
        <draw:frame presentation:style-name="pr8" draw:layer="layout" svg:width="25.199cm" svg:height="12.18cm" svg:x="1.4cm" svg:y="6.314cm" presentation:class="outline">
          <draw:text-box>
            <text:list text:style-name="L2">
              <text:list-item>
                <text:p>Utilisation de sass</text:p>
              </text:list-item>
              <text:list-item>
                <text:p>Quelques petites améliorations par rapport au design actuel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9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lue-squares1" presentation:presentation-page-layout-name="AL2T1">
        <draw:frame presentation:style-name="pr7" draw:layer="layout" svg:width="25.199cm" svg:height="3.506cm" svg:x="1.4cm" svg:y="2.237cm" presentation:class="title" presentation:user-transformed="true">
          <draw:text-box>
            <text:p>Conversion du plugin de table de données</text:p>
          </draw:text-box>
        </draw:frame>
        <draw:frame presentation:style-name="pr8" draw:layer="layout" svg:width="25.199cm" svg:height="12.18cm" svg:x="1.4cm" svg:y="6.314cm" presentation:class="outline">
          <draw:text-box>
            <text:list text:style-name="L2">
              <text:list-item>
                <text:p>Pourquoi ce choix ?</text:p>
                <text:list>
                  <text:list-item>
                    <text:p>C’est le plugin qui contient le plus de fonctionnalités.</text:p>
                  </text:list-item>
                </text:list>
              </text:list-item>
              <text:list-item>
                <text:p>Analyse du plugin jquery</text:p>
                <text:list>
                  <text:list-item>
                    <text:p>Fonctionnalités :</text:p>
                    <text:list>
                      <text:list-item>
                        <text:p>Filtrage</text:p>
                      </text:list-item>
                      <text:list-item>
                        <text:p>Pagination</text:p>
                      </text:list-item>
                      <text:list-item>
                        <text:p>Tri</text:p>
                      </text:list-item>
                    </text:list>
                  </text:list-item>
                  <text:list-item>
                    <text:p>Usage :</text:p>
                    <text:list>
                      <text:list-item>
                        <text:p>Il faut fournir un objet avec les labels et les données</text:p>
                      </text:list-item>
                    </text:list>
                  </text:list-item>
                </text:list>
              </text:list-item>
              <text:list-item>
                <text:p>Le composant react réalise ces fonctionnalités avec le même usag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9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blue-squares1" presentation:presentation-page-layout-name="AL2T1">
        <draw:frame presentation:style-name="pr7" draw:layer="layout" svg:width="25.199cm" svg:height="3.506cm" svg:x="1.4cm" svg:y="2.237cm" presentation:class="title" presentation:user-transformed="true">
          <draw:text-box>
            <text:p>Fonctionnement du plugin de table de données</text:p>
          </draw:text-box>
        </draw:frame>
        <draw:frame presentation:style-name="pr8" draw:layer="layout" svg:width="25.199cm" svg:height="12.18cm" svg:x="1.4cm" svg:y="6.314cm" presentation:class="outline" presentation:user-transformed="true">
          <draw:text-box>
            <text:list text:style-name="L2">
              <text:list-item>
                <text:p>Le plugin ne fait qu’une chose </text:p>
                <text:list>
                  <text:list-item>
                    <text:p>Il affiche sous forme de tableau les données passées en props et ajoute des fonctionnalités</text:p>
                  </text:list-item>
                  <text:list-item>
                    <text:p>Il ne gère pas la récupération de donnée.</text:p>
                  </text:list-item>
                </text:list>
              </text:list-item>
              <text:list-item>
                <text:p>Utilisation de context API et de useReducer pour la gestion des états</text:p>
                <text:list>
                  <text:list-item>
                    <text:p>Système de gestion d’état de react.</text:p>
                  </text:list-item>
                  <text:list-item>
                    <text:p>Implique moins de dépendance à des packages externes.</text:p>
                  </text:list-item>
                </text:list>
              </text:list-item>
              <text:list-item>
                <text:p>Création du package et publication sur npm</text:p>
                <text:list>
                  <text:list-item>
                    <text:p>Documentation et exemple inclu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9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blue-squares1" presentation:presentation-page-layout-name="AL2T1">
        <draw:frame presentation:style-name="pr7" draw:layer="layout" svg:width="25.199cm" svg:height="3.506cm" svg:x="1.4cm" svg:y="2.237cm" presentation:class="title">
          <draw:text-box>
            <text:p>Plugin de sélection de date</text:p>
          </draw:text-box>
        </draw:frame>
        <draw:frame presentation:style-name="pr8" draw:layer="layout" svg:width="25.199cm" svg:height="12.18cm" svg:x="1.4cm" svg:y="6.314cm" presentation:class="outline">
          <draw:text-box>
            <text:list text:style-name="L2">
              <text:list-item>
                <text:p>Simple utilisation de l’api du navigateur.</text:p>
                <text:list>
                  <text:list-item>
                    <text:p>Utilisation de &lt;input type="date"&gt;</text:p>
                  </text:list-item>
                </text:list>
              </text:list-item>
              <text:list-item>
                <text:p>Aucun besoin de créer un composant spécial.</text:p>
                <text:list>
                  <text:list-item>
                    <text:p>Gain de performance. Bundle plus petit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9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blue-squares1" presentation:presentation-page-layout-name="AL2T1">
        <draw:frame presentation:style-name="pr7" draw:layer="layout" svg:width="25.199cm" svg:height="3.506cm" svg:x="1.4cm" svg:y="2.237cm" presentation:class="title">
          <draw:text-box>
            <text:p>Plugin : fenêtre modal</text:p>
          </draw:text-box>
        </draw:frame>
        <draw:frame presentation:style-name="pr8" draw:layer="layout" svg:width="25.199cm" svg:height="12.18cm" svg:x="1.4cm" svg:y="6.314cm" presentation:class="outline">
          <draw:text-box>
            <text:list text:style-name="L2">
              <text:list-item>
                <text:p>Un simple composant &lt;Modal&gt;&lt;/Modal&gt;</text:p>
                <text:list>
                  <text:list-item>
                    <text:p>Prend en props :</text:p>
                    <text:list>
                      <text:list-item>
                        <text:p>Un titre</text:p>
                      </text:list-item>
                      <text:list-item>
                        <text:p>Un état (booléen)</text:p>
                      </text:list-item>
                      <text:list-item>
                        <text:p>Une fonction, optionnelle, pour fermer la modale</text:p>
                      </text:list-item>
                      <text:list-item>
                        <text:p>Des enfants</text:p>
                      </text:list-item>
                    </text:list>
                  </text:list-item>
                </text:list>
              </text:list-item>
              <text:list-item>
                <text:p>Utilisation d’un hook qui renvoi un état et une fonction pour changer cette état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9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blue-squares1" presentation:presentation-page-layout-name="AL2T1">
        <draw:frame presentation:style-name="pr7" draw:layer="layout" svg:width="25.199cm" svg:height="3.506cm" svg:x="1.4cm" svg:y="2.237cm" presentation:class="title">
          <draw:text-box>
            <text:p>Plugin : menu déroulant</text:p>
          </draw:text-box>
        </draw:frame>
        <draw:frame presentation:style-name="pr8" draw:layer="layout" svg:width="25.199cm" svg:height="12.18cm" svg:x="1.4cm" svg:y="6.314cm" presentation:class="outline">
          <draw:text-box>
            <text:list text:style-name="L2">
              <text:list-item>
                <text:p>Création d’un composant &lt;Select /&gt;</text:p>
                <text:list>
                  <text:list-item>
                    <text:p>Props :</text:p>
                    <text:list>
                      <text:list-item>
                        <text:p>name: le tag «for» de la balise « label » et l’id de la balise « select »</text:p>
                      </text:list-item>
                      <text:list-item>
                        <text:p>label : le text du label</text:p>
                      </text:list-item>
                      <text:list-item>
                        <text:p>options : un tableau contenant les différents choix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9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blue-squares1" presentation:presentation-page-layout-name="AL2T1">
        <draw:frame presentation:style-name="pr7" draw:layer="layout" svg:width="25.199cm" svg:height="3.506cm" svg:x="1.4cm" svg:y="2.237cm" presentation:class="title">
          <draw:text-box>
            <text:p>Test de performance lighthouse</text:p>
          </draw:text-box>
        </draw:frame>
        <draw:frame presentation:style-name="pr8" draw:layer="layout" svg:width="25.199cm" svg:height="12.18cm" svg:x="1.4cm" svg:y="6.314cm" presentation:class="outline">
          <draw:text-box>
            <text:list text:style-name="L2">
              <text:list-item>
                <text:p>Pour la page « create employee »</text:p>
                <text:list>
                  <text:list-item>
                    <text:p>Jquery = score 94, First Contentful Paint 0,7s</text:p>
                  </text:list-item>
                  <text:list-item>
                    <text:p>React = score 100, First Contentful Paint 0,3s</text:p>
                  </text:list-item>
                </text:list>
              </text:list-item>
              <text:list-item>
                <text:p>Pour la page « employee list »</text:p>
                <text:list>
                  <text:list-item>
                    <text:p>Jquery = score 100, First Contentful Paint 0,6s</text:p>
                  </text:list-item>
                  <text:list-item>
                    <text:p>React = score 100, First Contentful Paint 0,4s</text:p>
                  </text:list-item>
                </text:list>
                <text:p>Conclusion :</text:p>
                <text:list>
                  <text:list-item>
                    <text:p>Léger gain de performan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9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roman" style:font-pitch="variable"/>
    <style:font-face style:name="Arial2" svg:font-family="Arial" style:font-family-generic="system" style:font-pitch="variable"/>
    <style:font-face style:name="Century Gothic" svg:font-family="'Century Gothic'" style:font-adornments="Italic" style:font-family-generic="swiss" style:font-pitch="variable"/>
    <style:font-face style:name="Century Gothic1" svg:font-family="'Century Gothic'" style:font-family-generic="swiss" style:font-pitch="variable"/>
    <style:font-face style:name="Corbel" svg:font-family="Corbel" style:font-adornments="Italic" style:font-family-generic="swiss" style:font-pitch="variable"/>
    <style:font-face style:name="Corbel1" svg:font-family="Corbel" style:font-family-generic="swiss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ource Sans Pro" svg:font-family="'Source Sans Pro'" style:font-adornments="Regular" style:font-family-generic="swiss" style:font-pitch="variable"/>
    <style:font-face style:name="Source Sans Pro1" svg:font-family="'Source Sans Pro'" style:font-family-generic="swiss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Arial1" fo:font-size="24pt" fo:language="fr" fo:country="FR" style:font-name-asian="Arial Unicode MS" style:font-size-asian="24pt" style:language-asian="zh" style:country-asian="CN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.06cm" svg:stroke-color="#808080" draw:marker-start-width="0.3cm" draw:marker-start-center="false" draw:marker-end-width="0.3cm" draw:marker-end-center="false" draw:fill="solid" draw:fill-color="#ffff99" fo:padding-top="0.125cm" fo:padding-bottom="0.125cm" fo:padding-left="0.25cm" fo:padding-right="0.25cm" fo:wrap-option="no-wrap" draw:shadow="hidden" draw:shadow-offset-x="0.3cm" draw:shadow-offset-y="0.3cm" draw:shadow-color="#808080">
        <text:list-style style:name="standard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 fo:wrap-option="no-wrap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 fo:wrap-option="no-wrap"/>
    </style:style>
    <style:style style:name="objectwithshadow" style:family="graphic" style:parent-style-name="standard">
      <style:graphic-properties fo:wrap-option="no-wrap" draw:shadow="visible" draw:shadow-offset-x="0.3cm" draw:shadow-offset-y="0.3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fo:wrap-option="no-wrap"/>
    </style:style>
    <style:style style:name="textbody" style:family="graphic" style:parent-style-name="standard">
      <style:graphic-properties draw:stroke="none" draw:fill="none" fo:wrap-option="no-wrap"/>
      <style:text-properties fo:font-size="16pt"/>
    </style:style>
    <style:style style:name="textbodyjustfied" style:family="graphic" style:parent-style-name="standard">
      <style:graphic-properties draw:stroke="none" draw:fill="none" fo:wrap-option="no-wrap"/>
      <style:paragraph-properties fo:text-align="justify"/>
    </style:style>
    <style:style style:name="textbodyindent" style:family="graphic" style:parent-style-name="standard">
      <style:graphic-properties draw:stroke="none" draw:fill="none" fo:wrap-option="no-wrap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fo:wrap-option="no-wrap"/>
      <style:text-properties fo:font-size="44pt"/>
    </style:style>
    <style:style style:name="title1" style:family="graphic" style:parent-style-name="standard">
      <style:graphic-properties draw:stroke="none" draw:fill="solid" draw:fill-color="#008080" fo:wrap-option="no-wrap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fo:wrap-option="no-wrap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fo:wrap-option="no-wrap" draw:show-unit="true"/>
      <style:text-properties fo:font-size="12pt"/>
    </style:style>
    <style:style style:name="blue-squares-background" style:family="presentation">
      <style:graphic-properties draw:stroke="none" draw:fill="none" fo:wrap-option="no-wrap"/>
      <style:text-properties style:letter-kerning="true"/>
    </style:style>
    <style:style style:name="blue-squares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squares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squares-outline1" style:family="presentation">
      <style:graphic-properties draw:stroke="none" draw:fill="none" fo:wrap-option="no-wrap">
        <text:list-style style:name="blue-squar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squares-outline2" style:family="presentation" style:parent-style-name="blue-squares-outline1">
      <style:paragraph-properties fo:margin-top="0cm" fo:margin-bottom="0.4cm"/>
      <style:text-properties fo:font-size="28pt" style:font-size-asian="28pt" style:font-size-complex="28pt"/>
    </style:style>
    <style:style style:name="blue-squares-outline3" style:family="presentation" style:parent-style-name="blue-squares-outline2">
      <style:paragraph-properties fo:margin-top="0cm" fo:margin-bottom="0.3cm"/>
      <style:text-properties fo:font-size="24pt" style:font-size-asian="24pt" style:font-size-complex="24pt"/>
    </style:style>
    <style:style style:name="blue-squares-outline4" style:family="presentation" style:parent-style-name="blue-squares-outline3">
      <style:paragraph-properties fo:margin-top="0cm" fo:margin-bottom="0.2cm"/>
      <style:text-properties fo:font-size="20pt" style:font-size-asian="20pt" style:font-size-complex="20pt"/>
    </style:style>
    <style:style style:name="blue-squares-outline5" style:family="presentation" style:parent-style-name="blue-squares-outline4">
      <style:paragraph-properties fo:margin-top="0cm" fo:margin-bottom="0.1cm"/>
      <style:text-properties fo:font-size="20pt" style:font-size-asian="20pt" style:font-size-complex="20pt"/>
    </style:style>
    <style:style style:name="blue-squares-outline6" style:family="presentation" style:parent-style-name="blue-squares-outline5">
      <style:paragraph-properties fo:margin-top="0cm" fo:margin-bottom="0.1cm"/>
      <style:text-properties fo:font-size="20pt" style:font-size-asian="20pt" style:font-size-complex="20pt"/>
    </style:style>
    <style:style style:name="blue-squares-outline7" style:family="presentation" style:parent-style-name="blue-squares-outline6">
      <style:paragraph-properties fo:margin-top="0cm" fo:margin-bottom="0.1cm"/>
      <style:text-properties fo:font-size="20pt" style:font-size-asian="20pt" style:font-size-complex="20pt"/>
    </style:style>
    <style:style style:name="blue-squares-outline8" style:family="presentation" style:parent-style-name="blue-squares-outline7">
      <style:paragraph-properties fo:margin-top="0cm" fo:margin-bottom="0.1cm"/>
      <style:text-properties fo:font-size="20pt" style:font-size-asian="20pt" style:font-size-complex="20pt"/>
    </style:style>
    <style:style style:name="blue-squares-outline9" style:family="presentation" style:parent-style-name="blue-squares-outline8">
      <style:paragraph-properties fo:margin-top="0cm" fo:margin-bottom="0.1cm"/>
      <style:text-properties fo:font-size="20pt" style:font-size-asian="20pt" style:font-size-complex="20pt"/>
    </style:style>
    <style:style style:name="blue-squares-subtitle" style:family="presentation">
      <style:graphic-properties draw:stroke="none" draw:fill="none" draw:textarea-vertical-align="middle" fo:wrap-option="no-wrap">
        <text:list-style style:name="blue-squares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end" fo:text-indent="0cm"/>
      <style:text-properties fo:color="#ffffff" loext:opacity="100%" style:text-outline="false" style:text-line-through-style="none" style:text-line-through-type="none" style:font-name="Source Sans Pro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squares-title" style:family="presentation">
      <style:graphic-properties draw:stroke="none" draw:fill="none" draw:textarea-vertical-align="middle" fo:wrap-option="no-wrap">
        <text:list-style style:name="blue-squares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loext:opacity="100%" style:text-outline="false" style:text-line-through-style="none" style:text-line-through-type="none" style:font-name="Source Sans Pro" fo:font-family="'Source Sans Pro'" style:font-style-name="Regular" style:font-family-generic="swiss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squares1-background" style:family="presentation">
      <style:graphic-properties draw:stroke="none" draw:fill="none" fo:wrap-option="no-wrap"/>
      <style:text-properties style:letter-kerning="true"/>
    </style:style>
    <style:style style:name="blue-squares1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squares1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squares1-outline1" style:family="presentation">
      <style:graphic-properties draw:stroke="none" draw:fill="none" fo:wrap-option="no-wrap">
        <text:list-style style:name="blue-square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000000" loext:opacity="100%" style:text-outline="false" style:text-line-through-style="none" style:text-line-through-type="none" style:font-name="Source Sans Pro" fo:font-family="'Source Sans Pro'" style:font-style-name="Regular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name-complex="Tahoma" style:font-family-complex="Tahoma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blue-squares1-outline2" style:family="presentation" style:parent-style-name="blue-squares1-outline1">
      <style:paragraph-properties fo:margin-top="0cm" fo:margin-bottom="0.4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3" style:family="presentation" style:parent-style-name="blue-squares1-outline2">
      <style:paragraph-properties fo:margin-top="0cm" fo:margin-bottom="0.3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4" style:family="presentation" style:parent-style-name="blue-squares1-outline3">
      <style:paragraph-properties fo:margin-top="0cm" fo:margin-bottom="0.2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5" style:family="presentation" style:parent-style-name="blue-squares1-outline4">
      <style:paragraph-properties fo:margin-top="0cm" fo:margin-bottom="0.1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6" style:family="presentation" style:parent-style-name="blue-squares1-outline5">
      <style:paragraph-properties fo:margin-top="0cm" fo:margin-bottom="0.1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7" style:family="presentation" style:parent-style-name="blue-squares1-outline6">
      <style:paragraph-properties fo:margin-top="0cm" fo:margin-bottom="0.1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8" style:family="presentation" style:parent-style-name="blue-squares1-outline7">
      <style:paragraph-properties fo:margin-top="0cm" fo:margin-bottom="0.1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9" style:family="presentation" style:parent-style-name="blue-squares1-outline8">
      <style:paragraph-properties fo:margin-top="0cm" fo:margin-bottom="0.1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subtitle" style:family="presentation">
      <style:graphic-properties draw:stroke="none" draw:fill="none" draw:textarea-vertical-align="middle" fo:wrap-option="no-wrap">
        <text:list-style style:name="blue-squares1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squares1-title" style:family="presentation">
      <style:graphic-properties draw:stroke="none" draw:fill="none" draw:textarea-vertical-align="middle" fo:wrap-option="no-wrap">
        <text:list-style style:name="blue-squares1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99ff" loext:opacity="100%" style:text-outline="false" style:text-line-through-style="none" style:text-line-through-type="none" style:font-name="Source Sans Pro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wrap-option="wrap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wrap-option="wrap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-squares-backgroundobjects">
      <style:graphic-properties draw:stroke="none" draw:fill="none" draw:auto-grow-height="false" fo:min-height="1.449cm" fo:wrap-option="wrap"/>
      <style:paragraph-properties style:writing-mode="lr-tb"/>
    </style:style>
    <style:style style:name="Mpr2" style:family="presentation" style:parent-style-name="blue-squares-backgroundobjects">
      <style:graphic-properties draw:stroke="none" draw:fill="none" draw:auto-grow-height="false" fo:min-height="1.397cm" fo:wrap-option="wrap"/>
      <style:paragraph-properties style:writing-mode="lr-tb"/>
    </style:style>
    <style:style style:name="Mpr3" style:family="presentation" style:parent-style-name="blue-squares-backgroundobjects">
      <style:graphic-properties draw:stroke="none" draw:fill="none" draw:textarea-vertical-align="bottom" draw:auto-grow-height="false" fo:min-height="1.397cm" fo:wrap-option="wrap"/>
      <style:paragraph-properties style:writing-mode="lr-tb"/>
    </style:style>
    <style:style style:name="Mpr4" style:family="presentation" style:parent-style-name="blue-squares1-backgroundobjects">
      <style:graphic-properties draw:stroke="none" draw:fill="none" draw:auto-grow-height="false" fo:min-height="1.449cm" fo:wrap-option="wrap"/>
      <style:paragraph-properties style:writing-mode="lr-tb"/>
    </style:style>
    <style:style style:name="Mpr5" style:family="presentation" style:parent-style-name="blue-squares1-backgroundobjects">
      <style:graphic-properties draw:stroke="none" draw:fill="none" draw:auto-grow-height="false" fo:min-height="1.397cm" fo:wrap-option="wrap"/>
      <style:paragraph-properties style:writing-mode="lr-tb"/>
    </style:style>
    <style:style style:name="Mpr6" style:family="presentation" style:parent-style-name="blue-squares1-backgroundobjects">
      <style:graphic-properties draw:stroke="none" draw:fill="none" draw:textarea-vertical-align="bottom" draw:auto-grow-height="false" fo:min-height="1.397cm" fo:wrap-option="wrap"/>
      <style:paragraph-properties style:writing-mode="lr-tb"/>
    </style:style>
    <style:style style:name="MP1" style:family="paragraph"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 style:punctuation-wrap="simple" style:line-break="strict" style:writing-mode="lr-tb"/>
    </style:style>
    <style:style style:name="MP6" style:family="paragraph">
      <style:paragraph-properties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7" style:family="paragraph">
      <loext:graphic-properties draw:fill="none"/>
      <style:paragraph-properties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8" style:family="paragraph">
      <style:paragraph-properties fo:text-align="center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9" style:family="paragraph">
      <loext:graphic-properties draw:fill="none"/>
      <style:paragraph-properties fo:text-align="center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10" style:family="paragraph">
      <style:paragraph-properties fo:text-align="end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11" style:family="paragraph">
      <loext:graphic-properties draw:fill="none"/>
      <style:paragraph-properties fo:text-align="end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12" style:family="paragraph">
      <loext:graphic-properties draw:fill="none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13" style:family="paragraph">
      <loext:graphic-properties draw:fill="none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Century Gothic" fo:font-size="14pt" style:font-size-asian="14pt" style:font-size-complex="14pt"/>
    </style:style>
    <text:list-style style:name="M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 draw:page-number="1"/>
      <draw:page-thumbnail draw:layer="backgroundobjects" svg:width="9.294cm" svg:height="6.97cm" svg:x="1cm" svg:y="10.483cm" draw:page-number="1"/>
      <draw:page-thumbnail draw:layer="backgroundobjects" svg:width="9.294cm" svg:height="6.97cm" svg:x="1cm" svg:y="18.531cm" draw:page-number="1"/>
      <draw:page-thumbnail draw:layer="backgroundobjects" svg:width="9.294cm" svg:height="6.97cm" svg:x="11.295cm" svg:y="2.435cm" draw:page-number="1"/>
      <draw:page-thumbnail draw:layer="backgroundobjects" svg:width="9.294cm" svg:height="6.97cm" svg:x="11.295cm" svg:y="10.483cm" draw:page-number="1"/>
      <draw:page-thumbnail draw:layer="backgroundobjects" svg:width="9.294cm" svg:height="6.97cm" svg:x="11.295cm" svg:y="18.531cm" draw:page-number="1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blue-squares" style:page-layout-name="PM1" draw:style-name="Mdp1">
      <draw:frame draw:style-name="Mgr3" draw:text-style-name="MP5" draw:layer="backgroundobjects" svg:width="27.939cm" svg:height="20.954cm" svg:x="0.001cm" svg:y="0.001cm">
        <draw:image xlink:href="Pictures/10000000000007D0000005DC2794D75926BFEBA4.jpg" xlink:type="simple" xlink:show="embed" xlink:actuate="onLoad" draw:mime-type="image/jpeg">
          <text:p/>
        </draw:image>
      </draw:frame>
      <draw:frame presentation:style-name="blue-squares-title" draw:layer="backgroundobjects" svg:width="15.675cm" svg:height="3.761cm" svg:x="9.66cm" svg:y="6.895cm" presentation:class="title" presentation:placeholder="true">
        <draw:text-box/>
      </draw:frame>
      <draw:frame presentation:style-name="blue-squares-subtitle" draw:layer="backgroundobjects" svg:width="11.695cm" svg:height="2.335cm" svg:x="13.64cm" svg:y="10.705cm" presentation:class="subtitle" presentation:placeholder="true">
        <draw:text-box/>
      </draw:frame>
      <draw:frame presentation:style-name="Mpr1" draw:text-style-name="MP7" draw:layer="backgroundobjects" svg:width="4.66cm" svg:height="1.448cm" svg:x="0.802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5.62cm" svg:height="1.448cm" svg:x="10.967cm" svg:y="19.431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5.009cm" svg:height="1.448cm" svg:x="22.092cm" svg:y="19.431cm" presentation:class="page-number" presentation:user-transformed="true">
        <draw:text-box>
          <text:p text:style-name="MP10"><text:span text:style-name="MT2"><text:page-number>&lt;numéro&gt;</text:page-number></text:span></text:p>
        </draw:text-box>
      </draw:frame>
      <draw:frame presentation:style-name="blue-squares-outline1" draw:layer="backgroundobjects" svg:width="25.199cm" svg:height="12.18cm" svg:x="1.4cm" svg:y="4.914cm" presentation:class="outline" presentation:placeholder="true">
        <draw:text-box/>
      </draw:frame>
      <presentation:notes style:page-layout-name="PM0">
        <draw:page-thumbnail presentation:style-name="blue-squares-title" draw:layer="backgroundobjects" svg:width="13.968cm" svg:height="10.476cm" svg:x="3.81cm" svg:y="2.123cm" presentation:class="page"/>
        <draw:frame presentation:style-name="blue-square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ue-squares1" style:page-layout-name="PM1" draw:style-name="Mdp1">
      <draw:frame draw:style-name="Mgr3" draw:text-style-name="MP5" draw:layer="backgroundobjects" svg:width="27.981cm" svg:height="20.954cm" svg:x="0cm" svg:y="0.001cm">
        <draw:image xlink:href="Pictures/10000000000007D3000005DC4FFD2C2704D9634E.jpg" xlink:type="simple" xlink:show="embed" xlink:actuate="onLoad" draw:mime-type="image/jpeg">
          <text:p/>
        </draw:image>
      </draw:frame>
      <draw:frame presentation:style-name="blue-squares1-title" draw:layer="backgroundobjects" svg:width="25.199cm" svg:height="3.506cm" svg:x="1.4cm" svg:y="2.237cm" presentation:class="title" presentation:placeholder="true">
        <draw:text-box/>
      </draw:frame>
      <draw:frame presentation:style-name="blue-squares1-outline1" draw:layer="backgroundobjects" svg:width="25.199cm" svg:height="12.18cm" svg:x="1.4cm" svg:y="6.314cm" presentation:class="outline" presentation:placeholder="true">
        <draw:text-box/>
      </draw:frame>
      <draw:frame presentation:style-name="Mpr4" draw:text-style-name="MP7" draw:layer="backgroundobjects" svg:width="4.66cm" svg:height="1.448cm" svg:x="0.801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5.62cm" svg:height="1.448cm" svg:x="10.966cm" svg:y="19.431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5.009cm" svg:height="1.448cm" svg:x="22.091cm" svg:y="19.431cm" presentation:class="page-number" presentation:user-transformed="true">
        <draw:text-box>
          <text:p text:style-name="MP10"><text:span text:style-name="MT2"><text:page-number>&lt;numéro&gt;</text:page-number></text:span></text:p>
        </draw:text-box>
      </draw:frame>
      <presentation:notes style:page-layout-name="PM0">
        <draw:page-thumbnail presentation:style-name="blue-squares1-title" draw:layer="backgroundobjects" svg:width="13.968cm" svg:height="10.476cm" svg:x="3.81cm" svg:y="2.123cm" presentation:class="page"/>
        <draw:frame presentation:style-name="blue-square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8-06T19:43:19.441000000</meta:creation-date>
    <meta:editing-duration>PT34M30S</meta:editing-duration>
    <meta:editing-cycles>12</meta:editing-cycles>
    <meta:generator>LibreOffice/7.3.4.2$Windows_X86_64 LibreOffice_project/728fec16bd5f605073805c3c9e7c4212a0120dc5</meta:generator>
    <dc:subject>Presentation Template Design-9</dc:subject>
    <dc:title>xinxinli-blue-squares</dc:title>
    <dc:description>Background design by Yun Chao Xu. Template implementation by Xin Li. 

2013/1/9</dc:description>
    <meta:keyword>Apache OpenOffice business</meta:keyword>
    <dc:date>2022-08-06T20:50:44.816000000</dc:date>
    <meta:document-statistic meta:object-count="83"/>
    <meta:user-defined meta:name="License">BSD (http://templates.services.openoffice.org/bsd-license)</meta:user-defined>
    <meta:template xlink:type="simple" xlink:actuate="onRequest" xlink:title="xinxinli-blue-squares" xlink:href="../../../../../../../AppData/Roaming/LibreOffice/4/user/template/xinxinli-blue-squares.otp" meta:date="2022-08-06T19:43:19.213000000"/>
  </office:meta>
</office:document-meta>
</file>